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 semibold" svg:font-family="'Liberation Serif semibold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5.199cm" style:rel-width="95%" fo:margin-top="0cm" fo:margin-bottom="0cm" table:align="right" fo:background-color="transparent">
        <style:background-image/>
      </style:table-properties>
    </style:style>
    <style:style style:name="Table1.A" style:family="table-column">
      <style:table-column-properties style:column-width="5.339cm" style:rel-column-width="3027*"/>
    </style:style>
    <style:style style:name="Table1.B" style:family="table-column">
      <style:table-column-properties style:column-width="3.623cm" style:rel-column-width="2054*"/>
    </style:style>
    <style:style style:name="Table1.C" style:family="table-column">
      <style:table-column-properties style:column-width="6.237cm" style:rel-column-width="3536*"/>
    </style:style>
    <style:style style:name="Table1.1" style:family="table-row">
      <style:table-row-properties style:min-row-height="0.841cm"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-left="0.049cm" fo:padding-right="0.049cm" fo:padding-top="0cm" fo:padding-bottom="0cm" fo:border="0.05pt solid #000000"/>
    </style:style>
    <style:style style:name="Table1.A2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2" style:family="table">
      <style:table-properties style:width="15.199cm" style:rel-width="95%" fo:margin-top="0cm" fo:margin-bottom="0cm" table:align="right" fo:background-color="transparent">
        <style:background-image/>
      </style:table-properties>
    </style:style>
    <style:style style:name="Table2.A" style:family="table-column">
      <style:table-column-properties style:column-width="6.001cm" style:rel-column-width="3402*"/>
    </style:style>
    <style:style style:name="Table2.B" style:family="table-column">
      <style:table-column-properties style:column-width="5.05cm" style:rel-column-width="2863*"/>
    </style:style>
    <style:style style:name="Table2.C" style:family="table-column">
      <style:table-column-properties style:column-width="4.149cm" style:rel-column-width="2352*"/>
    </style:style>
    <style:style style:name="Table2.1" style:family="table-row">
      <style:table-row-properties style:min-row-height="0.841cm" fo:keep-together="auto"/>
    </style:style>
    <style:style style:name="Table2.A1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-left="0.049cm" fo:padding-right="0.049cm" fo:padding-top="0cm" fo:padding-bottom="0cm" fo:border="0.05pt solid #000000"/>
    </style:style>
    <style:style style:name="Table2.A2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2.7" style:family="table-row">
      <style:table-row-properties style:min-row-height="0.841cm" fo:background-color="transparent" fo:keep-together="auto">
        <style:background-image/>
      </style:table-row-properties>
    </style:style>
    <style:style style:name="Table3" style:family="table">
      <style:table-properties style:width="10.56cm" style:rel-width="66%" fo:margin-top="0cm" fo:margin-bottom="0cm" table:align="center" fo:background-color="transparent" fo:keep-with-next="always">
        <style:background-image/>
      </style:table-properties>
    </style:style>
    <style:style style:name="Table3.A" style:family="table-column">
      <style:table-column-properties style:column-width="3.554cm" style:rel-column-width="2015*"/>
    </style:style>
    <style:style style:name="Table3.B" style:family="table-column">
      <style:table-column-properties style:column-width="3.501cm" style:rel-column-width="1985*"/>
    </style:style>
    <style:style style:name="Table3.C" style:family="table-column">
      <style:table-column-properties style:column-width="3.505cm" style:rel-column-width="1987*"/>
    </style:style>
    <style:style style:name="Table3.1" style:family="table-row">
      <style:table-row-properties style:min-row-height="0.841cm" fo:keep-together="auto"/>
    </style:style>
    <style:style style:name="Table3.A1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e3.C1" style:family="table-cell">
      <style:table-cell-properties style:vertical-align="middle" fo:padding-left="0.049cm" fo:padding-right="0.049cm" fo:padding-top="0cm" fo:padding-bottom="0cm" fo:border="0.05pt solid #000000"/>
    </style:style>
    <style:style style:name="Table3.2" style:family="table-row">
      <style:table-row-properties style:min-row-height="0.841cm" fo:background-color="transparent" fo:keep-together="auto">
        <style:background-image/>
      </style:table-row-properties>
    </style:style>
    <style:style style:name="Table3.A2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4" style:family="table">
      <style:table-properties style:width="7.2cm" fo:margin-left="0cm" fo:margin-top="0cm" fo:margin-bottom="0cm" table:align="left" fo:background-color="transparent">
        <style:background-image/>
      </style:table-properties>
    </style:style>
    <style:style style:name="Table4.A" style:family="table-column">
      <style:table-column-properties style:column-width="2.424cm"/>
    </style:style>
    <style:style style:name="Table4.B" style:family="table-column">
      <style:table-column-properties style:column-width="2.387cm"/>
    </style:style>
    <style:style style:name="Table4.C" style:family="table-column">
      <style:table-column-properties style:column-width="2.39cm"/>
    </style:style>
    <style:style style:name="Table4.1" style:family="table-row">
      <style:table-row-properties style:min-row-height="0.841cm" fo:keep-together="auto"/>
    </style:style>
    <style:style style:name="Table4.A1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-left="0.049cm" fo:padding-right="0.049cm" fo:padding-top="0cm" fo:padding-bottom="0cm" fo:border="0.05pt solid #000000"/>
    </style:style>
    <style:style style:name="Table4.A2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4.6" style:family="table-row">
      <style:table-row-properties style:min-row-height="0.841cm" fo:background-color="transparent" fo:keep-together="auto">
        <style:background-image/>
      </style:table-row-properties>
    </style:style>
    <style:style style:name="Table5" style:family="table">
      <style:table-properties style:width="7.2cm" fo:margin-left="0cm" fo:margin-top="0cm" fo:margin-bottom="0cm" table:align="left" fo:background-color="transparent">
        <style:background-image/>
      </style:table-properties>
    </style:style>
    <style:style style:name="Table5.A" style:family="table-column">
      <style:table-column-properties style:column-width="2.424cm"/>
    </style:style>
    <style:style style:name="Table5.B" style:family="table-column">
      <style:table-column-properties style:column-width="2.387cm"/>
    </style:style>
    <style:style style:name="Table5.C" style:family="table-column">
      <style:table-column-properties style:column-width="2.39cm"/>
    </style:style>
    <style:style style:name="Table5.1" style:family="table-row">
      <style:table-row-properties style:min-row-height="0.841cm" fo:keep-together="auto"/>
    </style:style>
    <style:style style:name="Table5.A1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e5.C1" style:family="table-cell">
      <style:table-cell-properties style:vertical-align="middle" fo:padding-left="0.049cm" fo:padding-right="0.049cm" fo:padding-top="0cm" fo:padding-bottom="0cm" fo:border="0.05pt solid #000000"/>
    </style:style>
    <style:style style:name="Table5.A2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841cm" fo:background-color="transparent" fo:keep-together="auto">
        <style:background-image/>
      </style:table-row-properties>
    </style:style>
    <style:style style:name="Table6" style:family="table">
      <style:table-properties style:width="10.59cm" fo:margin-top="0cm" fo:margin-bottom="0cm" table:align="center" fo:background-color="transparent" fo:keep-with-next="always">
        <style:background-image/>
      </style:table-properties>
    </style:style>
    <style:style style:name="Table6.A" style:family="table-column">
      <style:table-column-properties style:column-width="3.565cm"/>
    </style:style>
    <style:style style:name="Table6.B" style:family="table-column">
      <style:table-column-properties style:column-width="3.51cm"/>
    </style:style>
    <style:style style:name="Table6.C" style:family="table-column">
      <style:table-column-properties style:column-width="3.515cm"/>
    </style:style>
    <style:style style:name="Table6.1" style:family="table-row">
      <style:table-row-properties style:min-row-height="0.841cm" fo:keep-together="auto"/>
    </style:style>
    <style:style style:name="Table6.A1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e6.C1" style:family="table-cell">
      <style:table-cell-properties style:vertical-align="middle" fo:padding-left="0.049cm" fo:padding-right="0.049cm" fo:padding-top="0cm" fo:padding-bottom="0cm" fo:border="0.05pt solid #000000"/>
    </style:style>
    <style:style style:name="Table6.A2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6.5" style:family="table-row">
      <style:table-row-properties style:min-row-height="0.841cm" fo:background-color="transparent" fo:keep-together="auto">
        <style:background-image/>
      </style:table-row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text-properties style:font-name="Liberation Serif" fo:font-size="14pt" officeooo:paragraph-rsid="001247f5" style:font-size-asian="14pt" style:font-size-complex="14pt"/>
    </style:style>
    <style:style style:name="P3" style:family="paragraph" style:parent-style-name="Heading_20_1">
      <style:text-properties officeooo:paragraph-rsid="001247f5"/>
    </style:style>
    <style:style style:name="P4" style:family="paragraph" style:parent-style-name="Heading_20_1">
      <style:text-properties officeooo:paragraph-rsid="001808ce"/>
    </style:style>
    <style:style style:name="P5" style:family="paragraph" style:parent-style-name="Heading_20_1">
      <style:paragraph-properties fo:break-before="page"/>
      <style:text-properties officeooo:rsid="002311ea" officeooo:paragraph-rsid="002311ea"/>
    </style:style>
    <style:style style:name="P6" style:family="paragraph" style:parent-style-name="Standard">
      <style:paragraph-properties fo:text-align="center" style:justify-single-word="false">
        <style:tab-stops/>
      </style:paragraph-properties>
    </style:style>
    <style:style style:name="P7" style:family="paragraph" style:parent-style-name="Standard">
      <style:paragraph-properties fo:text-align="justify" style:justify-single-word="false"/>
      <style:text-properties officeooo:rsid="00151e65" officeooo:paragraph-rsid="00151e65"/>
    </style:style>
    <style:style style:name="P8" style:family="paragraph" style:parent-style-name="Standard">
      <style:paragraph-properties fo:text-align="justify" style:justify-single-word="false"/>
      <style:text-properties officeooo:rsid="00151e65"/>
    </style:style>
    <style:style style:name="P9" style:family="paragraph" style:parent-style-name="Standard">
      <style:paragraph-properties fo:text-align="justify" style:justify-single-word="false"/>
      <style:text-properties officeooo:paragraph-rsid="0018c2b3"/>
    </style:style>
    <style:style style:name="P10" style:family="paragraph" style:parent-style-name="Standard">
      <style:paragraph-properties fo:text-align="justify" style:justify-single-word="false"/>
      <style:text-properties officeooo:paragraph-rsid="00205765"/>
    </style:style>
    <style:style style:name="P11" style:family="paragraph" style:parent-style-name="Standard">
      <style:paragraph-properties fo:text-align="justify" style:justify-single-word="false" fo:break-before="page"/>
      <style:text-properties officeooo:paragraph-rsid="00205765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officeooo:rsid="00169015" officeooo:paragraph-rsid="00169015"/>
    </style:style>
    <style:style style:name="P13" style:family="paragraph" style:parent-style-name="Standard">
      <style:paragraph-properties fo:text-align="justify" style:justify-single-word="false" fo:break-before="page"/>
      <style:text-properties officeooo:rsid="00169015" officeooo:paragraph-rsid="00169015"/>
    </style:style>
    <style:style style:name="P14" style:family="paragraph" style:parent-style-name="Standard">
      <style:paragraph-properties fo:text-align="justify" style:justify-single-word="false"/>
      <style:text-properties officeooo:rsid="00169015" officeooo:paragraph-rsid="00169015"/>
    </style:style>
    <style:style style:name="P15" style:family="paragraph" style:parent-style-name="Standard">
      <style:paragraph-properties fo:text-align="justify" style:justify-single-word="false"/>
      <style:text-properties officeooo:rsid="0021cbda" officeooo:paragraph-rsid="0021cbda"/>
    </style:style>
    <style:style style:name="P16" style:family="paragraph" style:parent-style-name="Tabela">
      <style:paragraph-properties fo:keep-with-next="always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>
      <style:paragraph-properties fo:text-align="justify" style:justify-single-word="false"/>
      <style:text-properties officeooo:paragraph-rsid="001247f5"/>
    </style:style>
    <style:style style:name="P19" style:family="paragraph" style:parent-style-name="Text_20_body">
      <style:paragraph-properties fo:text-align="justify" style:justify-single-word="false"/>
      <style:text-properties officeooo:paragraph-rsid="0018c2b3"/>
    </style:style>
    <style:style style:name="P20" style:family="paragraph" style:parent-style-name="Text_20_body">
      <style:paragraph-properties fo:text-align="justify" style:justify-single-word="false"/>
      <style:text-properties officeooo:paragraph-rsid="00266520"/>
    </style:style>
    <style:style style:name="P21" style:family="paragraph" style:parent-style-name="Text_20_body" style:master-page-name="">
      <loext:graphic-properties draw:fill="none"/>
      <style:paragraph-properties fo:margin-left="0cm" fo:margin-right="-0.101cm" fo:margin-top="0cm" fo:margin-bottom="0.247cm" style:contextual-spacing="false" fo:line-height="115%" fo:text-align="justify" style:justify-single-word="false" fo:text-indent="0cm" style:auto-text-indent="false" style:page-number="auto" fo:background-color="transparent"/>
      <style:text-properties style:font-name="Liberation Serif" fo:font-size="12pt" officeooo:rsid="0012ed31" officeooo:paragraph-rsid="001247f5" style:font-size-asian="10.5pt" style:font-size-complex="12pt"/>
    </style:style>
    <style:style style:name="P22" style:family="paragraph" style:parent-style-name="Text_20_body">
      <loext:graphic-properties draw:fill="none"/>
      <style:paragraph-properties fo:margin-left="0cm" fo:margin-right="-0.101cm" fo:margin-top="0cm" fo:margin-bottom="0.247cm" style:contextual-spacing="false" fo:line-height="115%" fo:text-align="justify" style:justify-single-word="false" fo:text-indent="0cm" style:auto-text-indent="false" fo:background-color="transparent"/>
      <style:text-properties style:font-name="Liberation Serif" fo:font-size="12pt" officeooo:rsid="0012ed31" officeooo:paragraph-rsid="001247f5" style:font-size-asian="10.5pt" style:font-size-complex="12pt"/>
    </style:style>
    <style:style style:name="P23" style:family="paragraph" style:parent-style-name="Text_20_body">
      <loext:graphic-properties draw:fill="none"/>
      <style:paragraph-properties fo:margin-left="0cm" fo:margin-right="-0.101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style:font-name="Liberation Serif" fo:font-size="12pt" officeooo:rsid="0012ed31" officeooo:paragraph-rsid="001247f5" style:font-size-asian="10.5pt" style:font-size-complex="12pt"/>
    </style:style>
    <style:style style:name="P24" style:family="paragraph" style:parent-style-name="Text_20_body">
      <style:paragraph-properties fo:text-align="justify" style:justify-single-word="false"/>
      <style:text-properties style:font-name="Liberation Serif" fo:font-size="14pt" officeooo:rsid="0012ed31" officeooo:paragraph-rsid="001247f5" style:font-size-asian="12.25pt" style:font-size-complex="14pt"/>
    </style:style>
    <style:style style:name="P25" style:family="paragraph" style:parent-style-name="Text_20_body">
      <style:paragraph-properties fo:text-align="justify" style:justify-single-word="false"/>
      <style:text-properties fo:font-size="12pt" officeooo:rsid="0012ed31" officeooo:paragraph-rsid="001247f5" style:font-size-asian="10.5pt" style:font-size-complex="12pt"/>
    </style:style>
    <style:style style:name="P26" style:family="paragraph" style:parent-style-name="Text_20_body">
      <style:paragraph-properties fo:text-align="justify" style:justify-single-word="false"/>
      <style:text-properties officeooo:rsid="001247f5" officeooo:paragraph-rsid="001247f5"/>
    </style:style>
    <style:style style:name="P27" style:family="paragraph" style:parent-style-name="Text_20_body">
      <style:paragraph-properties fo:text-align="justify" style:justify-single-word="false" fo:break-before="page"/>
      <style:text-properties officeooo:rsid="001247f5" officeooo:paragraph-rsid="001247f5"/>
    </style:style>
    <style:style style:name="P28" style:family="paragraph" style:parent-style-name="Text_20_body">
      <style:paragraph-properties fo:text-align="justify" style:justify-single-word="false"/>
      <style:text-properties officeooo:rsid="001247f5" officeooo:paragraph-rsid="0013afb8"/>
    </style:style>
    <style:style style:name="P29" style:family="paragraph" style:parent-style-name="Text_20_body">
      <style:paragraph-properties fo:text-align="justify" style:justify-single-word="false"/>
      <style:text-properties officeooo:rsid="001247f5" officeooo:paragraph-rsid="00266520"/>
    </style:style>
    <style:style style:name="P30" style:family="paragraph" style:parent-style-name="Text_20_body">
      <style:paragraph-properties fo:text-align="justify" style:justify-single-word="false" fo:break-before="page"/>
      <style:text-properties officeooo:rsid="00151e65" officeooo:paragraph-rsid="00151e65"/>
    </style:style>
    <style:style style:name="P31" style:family="paragraph" style:parent-style-name="Title">
      <style:text-properties style:font-name="Liberation Serif" fo:font-size="18pt" officeooo:rsid="0012ed31" officeooo:paragraph-rsid="001247f5" style:font-size-asian="18pt" style:font-size-complex="18pt"/>
    </style:style>
    <style:style style:name="T1" style:family="text">
      <style:text-properties style:font-name="Liberation Serif" fo:font-size="13pt" officeooo:rsid="0012ed31" style:font-size-asian="11.3500003814697pt" style:font-size-complex="13pt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2pt" officeooo:rsid="001247f5" style:font-size-asian="12pt" style:font-size-complex="12pt"/>
    </style:style>
    <style:style style:name="T4" style:family="text">
      <style:text-properties style:font-name="Liberation Serif" fo:font-size="12pt" officeooo:rsid="001808ce" style:font-size-asian="12pt" style:font-size-complex="12pt"/>
    </style:style>
    <style:style style:name="T5" style:family="text">
      <style:text-properties style:font-name="Liberation Serif" fo:font-size="12pt" officeooo:rsid="0018c2b3" style:font-size-asian="12pt" style:font-size-complex="12pt"/>
    </style:style>
    <style:style style:name="T6" style:family="text">
      <style:text-properties style:font-name="Liberation Serif" fo:font-size="12pt" officeooo:rsid="00205765" style:font-size-asian="12pt" style:font-size-complex="12pt"/>
    </style:style>
    <style:style style:name="T7" style:family="text">
      <style:text-properties style:font-name="Liberation Serif" fo:font-size="14pt" style:font-size-asian="12.25pt" style:font-size-complex="14pt"/>
    </style:style>
    <style:style style:name="T8" style:family="text">
      <style:text-properties style:font-name="Liberation Serif" fo:font-size="14pt" officeooo:rsid="001247f5" style:font-size-asian="12.25pt" style:font-size-complex="14pt"/>
    </style:style>
    <style:style style:name="T9" style:family="text">
      <style:text-properties style:font-name="Liberation Serif" fo:font-size="14pt" officeooo:rsid="0012ed31" style:font-size-asian="12.25pt" style:font-size-complex="14pt"/>
    </style:style>
    <style:style style:name="T10" style:family="text">
      <style:text-properties style:font-name="Liberation Serif" fo:font-size="14pt" officeooo:rsid="001808ce" style:font-size-asian="12.25pt" style:font-size-complex="14pt"/>
    </style:style>
    <style:style style:name="T11" style:family="text">
      <style:text-properties officeooo:rsid="001247f5"/>
    </style:style>
    <style:style style:name="T12" style:family="text">
      <style:text-properties officeooo:rsid="0013afb8"/>
    </style:style>
    <style:style style:name="T13" style:family="text">
      <style:text-properties officeooo:rsid="00169015"/>
    </style:style>
    <style:style style:name="T14" style:family="text">
      <style:text-properties officeooo:rsid="00205765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officeooo:rsid="0026652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style:vertical-pos="top" style:vertical-rel="paragraph-content" style:horizontal-pos="right" style:horizontal-rel="paragraph"/>
    </style:style>
    <style:style style:name="fr4" style:family="graphic" style:parent-style-name="Frame">
      <style:graphic-properties style:vertical-pos="top" style:vertical-rel="paragraph-content" style:horizontal-pos="left" style:horizontal-rel="paragraph"/>
    </style:style>
    <style:style style:name="fr5" style:family="graphic" style:parent-style-name="OLE">
      <style:graphic-properties style:horizontal-pos="center" style:horizontal-rel="paragraph" draw:ole-draw-aspect="1"/>
    </style:style>
    <style:style style:name="fr6" style:family="graphic" style:parent-style-name="OL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ela"/>
      </text:sequence-decls>
      <text:dde-connection-decls/>
      <text:p text:style-name="P31">Análise de cenários de investimento</text:p>
      <text:p text:style-name="P21"/>
      <text:p text:style-name="P22"/>
      <text:p text:style-name="P23">Aluno: Thomas Queiroz Souza Alves<text:tab/>Matrícula: 211062526<text:tab/>Data: <text:span text:style-name="T11">11/02/2023</text:span></text:p>
      <text:p text:style-name="P24"/>
      <text:h text:style-name="P2" text:outline-level="1" text:is-list-header="true">Sobre a atividade:</text:h>
      <text:p text:style-name="P25"><text:tab/>Em sala foi proposta uma atividade que que busca <text:span text:style-name="T11">ensinar o processo de criação de um fundo de pensão ao longo de 30 anos.</text:span> A <text:span text:style-name="T11">atividade</text:span> consist<text:span text:style-name="T11">iu</text:span> em <text:span text:style-name="T11">três sprints de uma semana</text:span>; <text:span text:style-name="T11">a primeira voltando no tempo em seis anos, em que investimos nas empresas IBM, Intel, TOTSV e SAP SE.</text:span> <text:span text:style-name="T11">Na segunda sprint, regredimos mais 6 anos, e simulamos o investimento nas empresas AMD, Braskem e IBM.</text:span> <text:span text:style-name="T11">Na terceira e última sprint, ficamos encarregados de voltar os 18 anos restantes da proposta inicial, o que foi feito em apenas duas empresas, que são pessoalmente as minhas preferidas. No final, os fluxos de caixa foram carregados na calculadora HP12C a fim de se calcular o Valor Presente Líquido e Taxa Interna de Retorno respectivos de cada fluxo de caixa, comparados com a taxa Selic atual, que a fim de simplificação será mantida nos 13,75% respectivos à data que esse texto foi redigido. Para fins didáticos, esse documento será organizado de forma cronológica em relação ao tempo da simulação, e portanto, na ordem inversa das sprints.</text:span></text:p>
      <text:p text:style-name="P25"/>
      <text:h text:style-name="P3" text:outline-level="1" text:is-list-header="true"><text:span text:style-name="T8">Primeiro cenário – favoritas</text:span><text:span text:style-name="T9">:</text:span></text:h>
      <text:p text:style-name="P20"><text:span text:style-name="T1"><text:tab/></text:span><text:span text:style-name="T3">Nes</text:span><text:span text:style-name="T4">t</text:span><text:span text:style-name="T3">e cenário será mostrado como se comportaria o investimento nas empresas favoritas do autor durante o período completo de 30 anos. Os valores em gráficos e tabelas são em dólar (USD). A seguir duas tabelas mostrando o preço das ações da IBM e AMD:</text:span></text:p>
      <text:p text:style-name="P18"><draw:frame draw:style-name="fr2" draw:name="Frame1" text:anchor-type="char" svg:width="14.131cm" draw:z-index="2"><draw:text-box fo:min-height="7.939cm"><text:p text:style-name="Tabela"><draw:frame draw:style-name="fr6" draw:name="Object1" text:anchor-type="paragraph" svg:width="14.131cm" style:rel-width="100%" svg:height="7.939cm" style:rel-height="scale" draw:z-index="3"><draw:object xlink:href="./Object 3" xlink:type="simple" xlink:show="embed" xlink:actuate="onLoad" draw:notify-on-update-of-ranges="Table7"/><draw:image xlink:href="./ObjectReplacements/Object 3" xlink:type="simple" xlink:show="embed" xlink:actuate="onLoad"/></draw:frame>Tabela <text:sequence text:ref-name="refTabela0" text:name="Tabela" text:formula="ooow:Tabela+1" style:num-format="1">1</text:sequence>: Preço das ações IBM em USD</text:p></draw:text-box></draw:frame></text:p>
      <text:p text:style-name="P27"><draw:frame draw:style-name="fr1" draw:name="Frame2" text:anchor-type="char" svg:x="0.004cm" svg:y="0.032cm" svg:width="14.131cm" draw:z-index="4"><draw:text-box fo:min-height="7.95cm"><text:p text:style-name="Tabela"><draw:frame draw:style-name="fr6" draw:name="Object2" text:anchor-type="paragraph" svg:width="14.131cm" style:rel-width="100%" svg:height="7.95cm" style:rel-height="scale" draw:z-index="5"><draw:object xlink:href="./Object 5" xlink:type="simple" xlink:show="embed" xlink:actuate="onLoad" draw:notify-on-update-of-ranges="Table7"/><draw:image xlink:href="./ObjectReplacements/Object 5" xlink:type="simple" xlink:show="embed" xlink:actuate="onLoad"/></draw:frame>Tabela <text:sequence text:ref-name="refTabela1" text:name="Tabela" text:formula="ooow:Tabela+1" style:num-format="1">2</text:sequence>: Preço das ações da AMD em USD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9"><text:tab/>É <text:span text:style-name="T12">importante ressaltar que a IBM paga dividendos para seus acionistas, enquanto a AMD não o faz. Os preços das ações estão em dólar, e isso traz um aspecto interessante para essa análise. O preço do dólar flutuou acompanhando o crescimento da Economia dos EUA, o que favoreceu o controle automático dessa forma de investimento. Em geral, empresas que boas dão lucro para seus investidores a longo prazo; altas nos preços fazem o investidor comprar menos, e baixas fazem o investidor comprar mais. O preço médio que é pago tende a ser vantajoso para o acionista. Isso é potencializado pela variação do câmbio, como pode ser visto no gráfico a seguir:</text:span></text:p>
      <text:p text:style-name="P28"><draw:frame draw:style-name="fr5" draw:name="Object3" text:anchor-type="char" svg:width="14.131cm" svg:height="7.939cm" draw:z-index="6"><draw:object xlink:href="./Object 6" xlink:type="simple" xlink:show="embed" xlink:actuate="onLoad" draw:notify-on-update-of-ranges="Table7"/><draw:image xlink:href="./ObjectReplacements/Object 6" xlink:type="simple" xlink:show="embed" xlink:actuate="onLoad"/></draw:frame></text:p>
      <text:p text:style-name="P26"/>
      <text:p text:style-name="P30"><text:tab/><text:span text:style-name="T15">Considerando o ivestimento de R$1500,00 em cada empresa durante todo o período, o que pode ser analizado de forma mais granular com as tabelas associadas a este documento, será exposto a seguir os resultados do investimento em cada empresa ao final do período:</text:span></text:p>
      <text:p text:style-name="P16">Tabela <text:sequence text:ref-name="refTabela3" text:name="Tabela" text:formula="ooow:Tabela+1" style:num-format="1">3</text:sequence>: Excerto da tabela de investimento na AMD <text:span text:style-name="T14">em USD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Data</text:p>
          </table:table-cell>
          <table:table-cell table:style-name="Table1.A1" office:value-type="string">
            <text:p text:style-name="P12">Ações compradas</text:p>
          </table:table-cell>
          <table:table-cell table:style-name="Table1.C1" office:value-type="string">
            <text:p text:style-name="P12">Preço por ação</text:p>
          </table:table-cell>
        </table:table-row>
        <table:table-row table:style-name="Table1.1">
          <table:table-cell table:style-name="Table1.A2" office:value-type="string">
            <text:p text:style-name="P6">01/02/93</text:p>
          </table:table-cell>
          <table:table-cell table:style-name="Table1.A2" office:value-type="string">
            <text:p text:style-name="P6">13711</text:p>
          </table:table-cell>
          <table:table-cell table:style-name="Table1.C2" office:value-type="string">
            <text:p text:style-name="P6">9,31</text:p>
          </table:table-cell>
        </table:table-row>
        <table:table-row table:style-name="Table1.1">
          <table:table-cell table:style-name="Table1.A2" office:value-type="string">
            <text:p text:style-name="P6">01/03/93</text:p>
          </table:table-cell>
          <table:table-cell table:style-name="Table1.A2" office:value-type="string">
            <text:p text:style-name="P6">13043</text:p>
          </table:table-cell>
          <table:table-cell table:style-name="Table1.C2" office:value-type="string">
            <text:p text:style-name="P6">10,94</text:p>
          </table:table-cell>
        </table:table-row>
        <table:table-row table:style-name="Table1.1">
          <table:table-cell table:style-name="Table1.A2" office:value-type="string">
            <text:p text:style-name="P6">01/04/93</text:p>
          </table:table-cell>
          <table:table-cell table:style-name="Table1.A2" office:value-type="string">
            <text:p text:style-name="P6">10526</text:p>
          </table:table-cell>
          <table:table-cell table:style-name="Table1.C2" office:value-type="string">
            <text:p text:style-name="P6">11,50</text:p>
          </table:table-cell>
        </table:table-row>
        <table:table-row table:style-name="Table1.1">
          <table:table-cell table:style-name="Table1.A2" office:value-type="string">
            <text:p text:style-name="P6">…</text:p>
          </table:table-cell>
          <table:table-cell table:style-name="Table1.A2" office:value-type="string">
            <text:p text:style-name="P6">…</text:p>
          </table:table-cell>
          <table:table-cell table:style-name="Table1.C2" office:value-type="string">
            <text:p text:style-name="P6">…</text:p>
          </table:table-cell>
        </table:table-row>
        <table:table-row table:style-name="Table1.1">
          <table:table-cell table:style-name="Table1.A2" office:value-type="string">
            <text:p text:style-name="P6">01/10/22</text:p>
          </table:table-cell>
          <table:table-cell table:style-name="Table1.A2" office:value-type="string">
            <text:p text:style-name="P6">5</text:p>
          </table:table-cell>
          <table:table-cell table:style-name="Table1.C2" office:value-type="string">
            <text:p text:style-name="P6">64,46</text:p>
          </table:table-cell>
        </table:table-row>
        <table:table-row table:style-name="Table1.1">
          <table:table-cell table:style-name="Table1.A2" office:value-type="string">
            <text:p text:style-name="P6">01/11/22</text:p>
          </table:table-cell>
          <table:table-cell table:style-name="Table1.A2" office:value-type="string">
            <text:p text:style-name="P6">4</text:p>
          </table:table-cell>
          <table:table-cell table:style-name="Table1.C2" office:value-type="string">
            <text:p text:style-name="P6">61,49</text:p>
          </table:table-cell>
        </table:table-row>
        <table:table-row table:style-name="Table1.1">
          <table:table-cell table:style-name="Table1.A2" office:value-type="string">
            <text:p text:style-name="P6">01/12/22</text:p>
          </table:table-cell>
          <table:table-cell table:style-name="Table1.A2" office:value-type="string">
            <text:p text:style-name="P6">4</text:p>
          </table:table-cell>
          <table:table-cell table:style-name="Table1.C2" office:value-type="string">
            <text:p text:style-name="P6">78,31</text:p>
          </table:table-cell>
        </table:table-row>
        <table:table-row table:style-name="Table1.1">
          <table:table-cell table:style-name="Table1.A2" office:value-type="string">
            <text:p text:style-name="P6">Total:</text:p>
          </table:table-cell>
          <table:table-cell table:style-name="Table1.A2" office:value-type="string">
            <text:p text:style-name="P6">119.365</text:p>
          </table:table-cell>
          <table:table-cell table:style-name="Table1.C2" office:value-type="string">
            <text:p text:style-name="P6">66,00</text:p>
          </table:table-cell>
        </table:table-row>
      </table:table>
      <text:p text:style-name="Standard"/>
      <text:p text:style-name="P7"><text:tab/>Para a AMD, esse fluxo de caixa representou uma Taxa Interna de Retorno de 1,73%, o que é um<text:span text:style-name="T13">a taxa</text:span> excelente, e que trouxe um Valor Presente Líquido de R$737.619,60 em relação ao mesmo investimento em tesouro direto (considerando a taxa atual). <text:span text:style-name="T13">Nos primeiros meses, era possível comprar quantidades enormes de ações, devido à baixa do dólar e o valor reduzido das ações da empresa</text:span></text:p>
      <text:p text:style-name="P7"/>
      <text:p text:style-name="P16">Tabela <text:sequence text:ref-name="refTabela4" text:name="Tabela" text:formula="ooow:Tabela+1" style:num-format="1">4</text:sequence>: Excerto da tabela de investimento na IBM <text:span text:style-name="T14">em USD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2">Data</text:p>
          </table:table-cell>
          <table:table-cell table:style-name="Table2.A1" office:value-type="string">
            <text:p text:style-name="P12">Ações compradas</text:p>
          </table:table-cell>
          <table:table-cell table:style-name="Table2.C1" office:value-type="string">
            <text:p text:style-name="P12">Preço por ação</text:p>
          </table:table-cell>
        </table:table-row>
        <table:table-row table:style-name="Table2.1">
          <table:table-cell table:style-name="Table2.A2" office:value-type="string">
            <text:p text:style-name="P6">01/01/93</text:p>
          </table:table-cell>
          <table:table-cell table:style-name="Table2.A2" office:value-type="string">
            <text:p text:style-name="P6">5.855</text:p>
          </table:table-cell>
          <table:table-cell table:style-name="Table2.C2" office:value-type="string">
            <text:p text:style-name="P6">12,94</text:p>
          </table:table-cell>
        </table:table-row>
        <table:table-row table:style-name="Table2.1">
          <table:table-cell table:style-name="Table2.A2" office:value-type="string">
            <text:p text:style-name="P6">01/02/93</text:p>
          </table:table-cell>
          <table:table-cell table:style-name="Table2.A2" office:value-type="string">
            <text:p text:style-name="P6">4.354</text:p>
          </table:table-cell>
          <table:table-cell table:style-name="Table2.C2" office:value-type="string">
            <text:p text:style-name="P6">13,00</text:p>
          </table:table-cell>
        </table:table-row>
        <table:table-row table:style-name="Table2.1">
          <table:table-cell table:style-name="Table2.A2" office:value-type="string">
            <text:p text:style-name="P6">01/03/93</text:p>
          </table:table-cell>
          <table:table-cell table:style-name="Table2.A2" office:value-type="string">
            <text:p text:style-name="P6">2.883</text:p>
          </table:table-cell>
          <table:table-cell table:style-name="Table2.C2" office:value-type="string">
            <text:p text:style-name="P6">13,69</text:p>
          </table:table-cell>
        </table:table-row>
        <table:table-row table:style-name="Table2.1">
          <table:table-cell table:style-name="Table2.A2" office:value-type="string">
            <text:p text:style-name="P6">...</text:p>
          </table:table-cell>
          <table:table-cell table:style-name="Table2.A2" office:value-type="string">
            <text:p text:style-name="P6">...</text:p>
          </table:table-cell>
          <table:table-cell table:style-name="Table2.C2" office:value-type="string">
            <text:p text:style-name="P6">...</text:p>
          </table:table-cell>
        </table:table-row>
        <table:table-row table:style-name="Table2.1">
          <table:table-cell table:style-name="Table2.A2" office:value-type="string">
            <text:p text:style-name="P6">01/10/22</text:p>
          </table:table-cell>
          <table:table-cell table:style-name="Table2.A2" office:value-type="string">
            <text:p text:style-name="P6">2</text:p>
          </table:table-cell>
          <table:table-cell table:style-name="Table2.C2" office:value-type="string">
            <text:p text:style-name="P6">120,16</text:p>
          </table:table-cell>
        </table:table-row>
        <table:table-row table:style-name="Table2.7">
          <table:table-cell table:style-name="Table2.A2" office:value-type="string">
            <text:p text:style-name="P6">01/11/22</text:p>
          </table:table-cell>
          <table:table-cell table:style-name="Table2.A2" office:value-type="string">
            <text:p text:style-name="P6">2</text:p>
          </table:table-cell>
          <table:table-cell table:style-name="Table2.C2" office:value-type="string">
            <text:p text:style-name="P6">138,25</text:p>
          </table:table-cell>
        </table:table-row>
        <table:table-row table:style-name="Table2.1">
          <table:table-cell table:style-name="Table2.A2" office:value-type="string">
            <text:p text:style-name="P6">01/12/22</text:p>
          </table:table-cell>
          <table:table-cell table:style-name="Table2.A2" office:value-type="string">
            <text:p text:style-name="P6">1.203</text:p>
          </table:table-cell>
          <table:table-cell table:style-name="Table2.C2" office:value-type="string">
            <text:p text:style-name="P6">149,98</text:p>
          </table:table-cell>
        </table:table-row>
        <table:table-row table:style-name="Table2.1">
          <table:table-cell table:style-name="Table2.A2" office:value-type="string">
            <text:p text:style-name="P6">01/01/23</text:p>
          </table:table-cell>
          <table:table-cell table:style-name="Table2.A2" office:value-type="string">
            <text:p text:style-name="P6">231.467</text:p>
          </table:table-cell>
          <table:table-cell table:style-name="Table2.C2" office:value-type="string">
            <text:p text:style-name="P6">141,10</text:p>
          </table:table-cell>
        </table:table-row>
      </table:table>
      <text:p text:style-name="P8"/>
      <text:p text:style-name="P13"><text:tab/>Esse investimento na IBM trouxe um valor ainda mais vertiginoso, visto que a empresa paga dividendos para seus acionistas. Esse efeito foi importantíssimo no começo do investimento, pois o dólar custava centavos de real na época, e pudemos comprar grandes quantidades de ações logo no começo. Essas grandes quantidades de ações renderam lucros gigantescos, que permitiram comprar mais ações. No final, foi calculado a Taxa Interna de Retorno como 2,2% ao mês, o que deu um Valor Presente Líquido de R$3.483.426,67 em relação à SELIC.</text:p>
      <text:p text:style-name="P14"/>
      <text:h text:style-name="P4" text:outline-level="1" text:is-list-header="true"><text:span text:style-name="T10">Segundo</text:span><text:span text:style-name="T8"> cenário – </text:span><text:span text:style-name="T10">diversificação:</text:span></text:h>
      <text:p text:style-name="P19"><text:span text:style-name="T3"><text:tab/>Nes</text:span><text:span text:style-name="T5">t</text:span><text:span text:style-name="T3">e cenário será mostrado </text:span><text:span text:style-name="T5">o que aconteceria se o investidor diversificasse seus investimentos em outras empresas de tecnologia. Nesse cenário, considera-se que o dinheiro que será usado para essa diversificação é proveniente dos dividendos pagos pela IBM, que estão na casa das dezenas de milhares de dólares, variando dos 70 mil dólares em 2011 aos 180 mil dólares em 2022.</text:span></text:p>
      <text:p text:style-name="P19"><text:span text:style-name="T5"><text:tab/></text:span><text:span text:style-name="T6">Como a quantidade de simulações nessa parte é maior, e não há grandes novidades em relação ao cenário anterior, essa parte da análise será mais breve. A seguir, as tabelas referentes às simulações da primeira sprint:</text:span></text:p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6">Data</text:p>
          </table:table-cell>
          <table:table-cell table:style-name="Table3.A1" office:value-type="string">
            <text:p text:style-name="P6">Ações compradas</text:p>
          </table:table-cell>
          <table:table-cell table:style-name="Table3.C1" office:value-type="string">
            <text:p text:style-name="P6">Preço por ação</text:p>
          </table:table-cell>
        </table:table-row>
        <table:table-row table:style-name="Table3.2">
          <table:table-cell table:style-name="Table3.A2" office:value-type="string">
            <text:p text:style-name="P6">01/01/11</text:p>
          </table:table-cell>
          <table:table-cell table:style-name="Table3.A2" office:value-type="string">
            <text:p text:style-name="P6">108</text:p>
          </table:table-cell>
          <table:table-cell table:style-name="Table3.C2" office:value-type="string">
            <text:p text:style-name="P6">11,56</text:p>
          </table:table-cell>
        </table:table-row>
        <table:table-row table:style-name="Table3.1">
          <table:table-cell table:style-name="Table3.A2" office:value-type="string">
            <text:p text:style-name="P6">01/02/11</text:p>
          </table:table-cell>
          <table:table-cell table:style-name="Table3.A2" office:value-type="string">
            <text:p text:style-name="P6">112</text:p>
          </table:table-cell>
          <table:table-cell table:style-name="Table3.C2" office:value-type="string">
            <text:p text:style-name="P6">11,17</text:p>
          </table:table-cell>
        </table:table-row>
        <table:table-row table:style-name="Table3.1">
          <table:table-cell table:style-name="Table3.A2" office:value-type="string">
            <text:p text:style-name="P6">01/03/11</text:p>
          </table:table-cell>
          <table:table-cell table:style-name="Table3.A2" office:value-type="string">
            <text:p text:style-name="P6">116</text:p>
          </table:table-cell>
          <table:table-cell table:style-name="Table3.C2" office:value-type="string">
            <text:p text:style-name="P6">10,73</text:p>
          </table:table-cell>
        </table:table-row>
        <table:table-row table:style-name="Table3.1">
          <table:table-cell table:style-name="Table3.A2" office:value-type="string">
            <text:p text:style-name="P6">…</text:p>
          </table:table-cell>
          <table:table-cell table:style-name="Table3.A2" office:value-type="string">
            <text:p text:style-name="P6">…</text:p>
          </table:table-cell>
          <table:table-cell table:style-name="Table3.C2" office:value-type="string">
            <text:p text:style-name="P6">…</text:p>
          </table:table-cell>
        </table:table-row>
        <table:table-row table:style-name="Table3.1">
          <table:table-cell table:style-name="Table3.A2" office:value-type="string">
            <text:p text:style-name="P6">01/11/16</text:p>
          </table:table-cell>
          <table:table-cell table:style-name="Table3.A2" office:value-type="string">
            <text:p text:style-name="P6">67</text:p>
          </table:table-cell>
          <table:table-cell table:style-name="Table3.C2" office:value-type="string">
            <text:p text:style-name="P6">18,76</text:p>
          </table:table-cell>
        </table:table-row>
        <table:table-row table:style-name="Table3.1">
          <table:table-cell table:style-name="Table3.A2" office:value-type="string">
            <text:p text:style-name="P6">01/12/16</text:p>
          </table:table-cell>
          <table:table-cell table:style-name="Table3.A2" office:value-type="string">
            <text:p text:style-name="P6">65</text:p>
          </table:table-cell>
          <table:table-cell table:style-name="Table3.C2" office:value-type="string">
            <text:p text:style-name="P6">19,2</text:p>
          </table:table-cell>
        </table:table-row>
        <table:table-row table:style-name="Table3.1">
          <table:table-cell table:style-name="Table3.A2" office:value-type="string">
            <text:p text:style-name="P6">01/12/16</text:p>
          </table:table-cell>
          <table:table-cell table:style-name="Table3.A2" office:value-type="string">
            <text:p text:style-name="P6">65</text:p>
          </table:table-cell>
          <table:table-cell table:style-name="Table3.C2" office:value-type="string">
            <text:p text:style-name="P6">19,2</text:p>
          </table:table-cell>
        </table:table-row>
        <table:table-row table:style-name="Table3.1">
          <table:table-cell table:style-name="Table3.A2" office:value-type="string">
            <text:p text:style-name="P6">Total:</text:p>
          </table:table-cell>
          <table:table-cell table:style-name="Table3.A2" office:value-type="string">
            <text:p text:style-name="P6">12.567</text:p>
          </table:table-cell>
          <table:table-cell table:style-name="Table3.C2" office:value-type="string">
            <text:p text:style-name="P6">241.281,16</text:p>
          </table:table-cell>
        </table:table-row>
      </table:table>
      <text:p text:style-name="Tabela">Tabela <text:sequence text:ref-name="refTabela5" text:name="Tabela" text:formula="ooow:Tabela+1" style:num-format="1">5</text:sequence>: Investimento na Braskem <text:span text:style-name="T14">em BRL</text:span></text:p>
      <text:p text:style-name="Standard"/>
      <text:p text:style-name="P10"><text:span text:style-name="T14"><text:tab/>Nessa primeira tentiva de diversificação, o investidor conseguiu uma TIR de 2,4% ao mês, e um VPL de R$93.502,73 considerando a inflação média do período. Com esses resultados animadores, o investidor diversificou ainda mais os seus investimento durante os próximos seis anos:</text:span></text:p>
      <text:p text:style-name="P11"/>
      <text:p text:style-name="P10"><draw:frame draw:style-name="fr4" draw:name="Frame4" text:anchor-type="paragraph" svg:width="7.475cm" svg:height="8.636cm" draw:z-index="0"><draw:text-box><table:table table:name="Table4" table:style-name="Table4"><table:table-column table:style-name="Table4.A"/><table:table-column table:style-name="Table4.B"/><table:table-column table:style-name="Table4.C"/><table:table-row table:style-name="Table4.1"><table:table-cell table:style-name="Table4.A1" office:value-type="string"><text:p text:style-name="P6">Data</text:p></table:table-cell><table:table-cell table:style-name="Table4.A1" office:value-type="string"><text:p text:style-name="P6">Ações compradas</text:p></table:table-cell><table:table-cell table:style-name="Table4.C1" office:value-type="string"><text:p text:style-name="P6">Preço por ação</text:p></table:table-cell></table:table-row><table:table-row table:style-name="Table4.1"><table:table-cell table:style-name="Table4.A2" office:value-type="string"><text:p text:style-name="P6">01/01/17</text:p></table:table-cell><table:table-cell table:style-name="Table4.A2" office:value-type="string"><text:p text:style-name="P6">3</text:p></table:table-cell><table:table-cell table:style-name="Table4.C2" office:value-type="string"><text:p text:style-name="P6">96,80</text:p></table:table-cell></table:table-row><table:table-row table:style-name="Table4.1"><table:table-cell table:style-name="Table4.A2" office:value-type="string"><text:p text:style-name="P6">01/02/17</text:p></table:table-cell><table:table-cell table:style-name="Table4.A2" office:value-type="string"><text:p text:style-name="P6">4</text:p></table:table-cell><table:table-cell table:style-name="Table4.C2" office:value-type="string"><text:p text:style-name="P6">106,28</text:p></table:table-cell></table:table-row><table:table-row table:style-name="Table4.1"><table:table-cell table:style-name="Table4.A2" office:value-type="string"><text:p text:style-name="P6">01/03/17</text:p></table:table-cell><table:table-cell table:style-name="Table4.A2" office:value-type="string"><text:p text:style-name="P6">5</text:p></table:table-cell><table:table-cell table:style-name="Table4.C2" office:value-type="string"><text:p text:style-name="P6">97,90</text:p></table:table-cell></table:table-row><table:table-row table:style-name="Table4.1"><table:table-cell table:style-name="Table4.A2" office:value-type="string"><text:p text:style-name="P6">…</text:p></table:table-cell><table:table-cell table:style-name="Table4.A2" office:value-type="string"><text:p text:style-name="P6">…</text:p></table:table-cell><table:table-cell table:style-name="Table4.C2" office:value-type="string"><text:p text:style-name="P6">…</text:p></table:table-cell></table:table-row><table:table-row table:style-name="Table4.6"><table:table-cell table:style-name="Table4.A2" office:value-type="string"><text:p text:style-name="P6">01/11/22</text:p></table:table-cell><table:table-cell table:style-name="Table4.A2" office:value-type="string"><text:p text:style-name="P6">3</text:p></table:table-cell><table:table-cell table:style-name="Table4.C2" office:value-type="string"><text:p text:style-name="P6">88,14</text:p></table:table-cell></table:table-row><table:table-row table:style-name="Table4.1"><table:table-cell table:style-name="Table4.A2" office:value-type="string"><text:p text:style-name="P6">01/12/22</text:p></table:table-cell><table:table-cell table:style-name="Table4.A2" office:value-type="string"><text:p text:style-name="P6">3</text:p></table:table-cell><table:table-cell table:style-name="Table4.C2" office:value-type="string"><text:p text:style-name="P6">84,54</text:p></table:table-cell></table:table-row><table:table-row table:style-name="Table4.1"><table:table-cell table:style-name="Table4.A2" office:value-type="string"><text:p text:style-name="P6">01/01/23</text:p></table:table-cell><table:table-cell table:style-name="Table4.A2" office:value-type="string"><text:p text:style-name="P6">2</text:p></table:table-cell><table:table-cell table:style-name="Table4.C2" office:value-type="string"><text:p text:style-name="P6">81,54</text:p></table:table-cell></table:table-row><table:table-row table:style-name="Table4.1"><table:table-cell table:style-name="Table4.A2" office:value-type="string"><text:p text:style-name="P6">Total:</text:p></table:table-cell><table:table-cell table:style-name="Table4.A2" office:value-type="string"><text:p text:style-name="P6">210</text:p></table:table-cell><table:table-cell table:style-name="Table4.C2" office:value-type="string"><text:p text:style-name="P6">17.111,74</text:p></table:table-cell></table:table-row></table:table><text:p text:style-name="Tabela">Tabela <text:sequence text:ref-name="refTabela6" text:name="Tabela" text:formula="ooow:Tabela+1" style:num-format="1">6</text:sequence>: Simulação SAP SE</text:p></draw:text-box></draw:frame><draw:frame draw:style-name="fr3" draw:name="Frame5" text:anchor-type="paragraph" svg:width="7.477cm" draw:z-index="1"><draw:text-box fo:min-height="0cm"><table:table table:name="Table5" table:style-name="Table5"><table:table-column table:style-name="Table5.A"/><table:table-column table:style-name="Table5.B"/><table:table-column table:style-name="Table5.C"/><table:table-row table:style-name="Table5.1"><table:table-cell table:style-name="Table5.A1" office:value-type="string"><text:p text:style-name="P6">Data</text:p></table:table-cell><table:table-cell table:style-name="Table5.A1" office:value-type="string"><text:p text:style-name="P6">Ações compradas</text:p></table:table-cell><table:table-cell table:style-name="Table5.C1" office:value-type="string"><text:p text:style-name="P6">Preço por ação</text:p></table:table-cell></table:table-row><table:table-row table:style-name="Table5.1"><table:table-cell table:style-name="Table5.A2" office:value-type="string"><text:p text:style-name="P6">01/01/17</text:p></table:table-cell><table:table-cell table:style-name="Table5.A2" office:value-type="string"><text:p text:style-name="P6">11</text:p></table:table-cell><table:table-cell table:style-name="Table5.C2" office:value-type="string"><text:p text:style-name="P6">36,61</text:p></table:table-cell></table:table-row><table:table-row table:style-name="Table5.3"><table:table-cell table:style-name="Table5.A2" office:value-type="string"><text:p text:style-name="P6">01/02/17</text:p></table:table-cell><table:table-cell table:style-name="Table5.A2" office:value-type="string"><text:p text:style-name="P6">11</text:p></table:table-cell><table:table-cell table:style-name="Table5.C2" office:value-type="string"><text:p text:style-name="P6">36,82</text:p></table:table-cell></table:table-row><table:table-row table:style-name="Table5.1"><table:table-cell table:style-name="Table5.A2" office:value-type="string"><text:p text:style-name="P6">01/03/17</text:p></table:table-cell><table:table-cell table:style-name="Table5.A2" office:value-type="string"><text:p text:style-name="P6">11</text:p></table:table-cell><table:table-cell table:style-name="Table5.C2" office:value-type="string"><text:p text:style-name="P6">35,85</text:p></table:table-cell></table:table-row><table:table-row table:style-name="Table5.1"><table:table-cell table:style-name="Table5.A2" office:value-type="string"><text:p text:style-name="P6">…</text:p></table:table-cell><table:table-cell table:style-name="Table5.A2" office:value-type="string"><text:p text:style-name="P6">…</text:p></table:table-cell><table:table-cell table:style-name="Table5.C2" office:value-type="string"><text:p text:style-name="P6">…</text:p></table:table-cell></table:table-row><table:table-row table:style-name="Table5.1"><table:table-cell table:style-name="Table5.A2" office:value-type="string"><text:p text:style-name="P6">01/11/22</text:p></table:table-cell><table:table-cell table:style-name="Table5.A2" office:value-type="string"><text:p text:style-name="P6">10</text:p></table:table-cell><table:table-cell table:style-name="Table5.C2" office:value-type="string"><text:p text:style-name="P6">28,8</text:p></table:table-cell></table:table-row><table:table-row table:style-name="Table5.1"><table:table-cell table:style-name="Table5.A2" office:value-type="string"><text:p text:style-name="P6">01/12/22</text:p></table:table-cell><table:table-cell table:style-name="Table5.A2" office:value-type="string"><text:p text:style-name="P6">9</text:p></table:table-cell><table:table-cell table:style-name="Table5.C2" office:value-type="string"><text:p text:style-name="P6">30,24</text:p></table:table-cell></table:table-row><table:table-row table:style-name="Table5.1"><table:table-cell table:style-name="Table5.A2" office:value-type="string"><text:p text:style-name="P6">01/01/23</text:p></table:table-cell><table:table-cell table:style-name="Table5.A2" office:value-type="string"><text:p text:style-name="P6">9</text:p></table:table-cell><table:table-cell table:style-name="Table5.C2" office:value-type="string"><text:p text:style-name="P6">27,05</text:p></table:table-cell></table:table-row><table:table-row table:style-name="Table5.1"><table:table-cell table:style-name="Table5.A2" office:value-type="string"><text:p text:style-name="P6">Total:</text:p></table:table-cell><table:table-cell table:style-name="Table5.A2" office:value-type="string"><text:p text:style-name="P6">515</text:p></table:table-cell><table:table-cell table:style-name="Table5.C2" office:value-type="string"><text:p text:style-name="P6">13.920,06</text:p></table:table-cell></table:table-row></table:table><text:p text:style-name="Tabela">Tabela <text:sequence text:ref-name="refTabela7" text:name="Tabela" text:formula="ooow:Tabela+1" style:num-format="1">7</text:sequence>: Simulação Intel</text:p></draw:text-box></draw:frame></text:p>
      <text:p text:style-name="Standard"/>
      <text:p text:style-name="P10"/>
      <text:p text:style-name="Standard"/>
      <text:p text:style-name="P10"/>
      <text:p text:style-name="Standard"/>
      <text:p text:style-name="P10"/>
      <text:p text:style-name="Standard"/>
      <text:p text:style-name="P10"/>
      <text:p text:style-name="Standard"/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6"><text:span text:style-name="T6">Data</text:span></text:p>
          </table:table-cell>
          <table:table-cell table:style-name="Table6.A1" office:value-type="string">
            <text:p text:style-name="P6">Quantidade de ações</text:p>
          </table:table-cell>
          <table:table-cell table:style-name="Table6.C1" office:value-type="string">
            <text:p text:style-name="P6">Preço por ação</text:p>
          </table:table-cell>
        </table:table-row>
        <table:table-row table:style-name="Table6.1">
          <table:table-cell table:style-name="Table6.A2" office:value-type="string">
            <text:p text:style-name="P6">01/01/17</text:p>
          </table:table-cell>
          <table:table-cell table:style-name="Table6.A2" office:value-type="string">
            <text:p text:style-name="P6">164</text:p>
          </table:table-cell>
          <table:table-cell table:style-name="Table6.C2" office:value-type="string">
            <text:p text:style-name="P6">7,60</text:p>
          </table:table-cell>
        </table:table-row>
        <table:table-row table:style-name="Table6.1">
          <table:table-cell table:style-name="Table6.A2" office:value-type="string">
            <text:p text:style-name="P6">01/02/17</text:p>
          </table:table-cell>
          <table:table-cell table:style-name="Table6.A2" office:value-type="string">
            <text:p text:style-name="P6">150</text:p>
          </table:table-cell>
          <table:table-cell table:style-name="Table6.C2" office:value-type="string">
            <text:p text:style-name="P6">8,35</text:p>
          </table:table-cell>
        </table:table-row>
        <table:table-row table:style-name="Table6.1">
          <table:table-cell table:style-name="Table6.A2" office:value-type="string">
            <text:p text:style-name="P6">01/03/17</text:p>
          </table:table-cell>
          <table:table-cell table:style-name="Table6.A2" office:value-type="string">
            <text:p text:style-name="P6">156</text:p>
          </table:table-cell>
          <table:table-cell table:style-name="Table6.C2" office:value-type="string">
            <text:p text:style-name="P6">8,03</text:p>
          </table:table-cell>
        </table:table-row>
        <table:table-row table:style-name="Table6.5">
          <table:table-cell table:style-name="Table6.A2" office:value-type="string">
            <text:p text:style-name="P6">…</text:p>
          </table:table-cell>
          <table:table-cell table:style-name="Table6.A2" office:value-type="string">
            <text:p text:style-name="P6">…</text:p>
          </table:table-cell>
          <table:table-cell table:style-name="Table6.C2" office:value-type="string">
            <text:p text:style-name="P6">…</text:p>
          </table:table-cell>
        </table:table-row>
        <table:table-row table:style-name="Table6.1">
          <table:table-cell table:style-name="Table6.A2" office:value-type="string">
            <text:p text:style-name="P6">01/11/22</text:p>
          </table:table-cell>
          <table:table-cell table:style-name="Table6.A2" office:value-type="string">
            <text:p text:style-name="P6">38</text:p>
          </table:table-cell>
          <table:table-cell table:style-name="Table6.C2" office:value-type="string">
            <text:p text:style-name="P6">33,26</text:p>
          </table:table-cell>
        </table:table-row>
        <table:table-row table:style-name="Table6.1">
          <table:table-cell table:style-name="Table6.A2" office:value-type="string">
            <text:p text:style-name="P6">01/12/22</text:p>
          </table:table-cell>
          <table:table-cell table:style-name="Table6.A2" office:value-type="string">
            <text:p text:style-name="P6">41</text:p>
          </table:table-cell>
          <table:table-cell table:style-name="Table6.C2" office:value-type="string">
            <text:p text:style-name="P6">30,24</text:p>
          </table:table-cell>
        </table:table-row>
        <table:table-row table:style-name="Table6.1">
          <table:table-cell table:style-name="Table6.A2" office:value-type="string">
            <text:p text:style-name="P6">01/01/23</text:p>
          </table:table-cell>
          <table:table-cell table:style-name="Table6.A2" office:value-type="string">
            <text:p text:style-name="P6">47</text:p>
          </table:table-cell>
          <table:table-cell table:style-name="Table6.C2" office:value-type="string">
            <text:p text:style-name="P6">26,72</text:p>
          </table:table-cell>
        </table:table-row>
        <table:table-row table:style-name="Table6.1">
          <table:table-cell table:style-name="Table6.A2" office:value-type="string">
            <text:p text:style-name="P6">Total:</text:p>
          </table:table-cell>
          <table:table-cell table:style-name="Table6.A2" office:value-type="string">
            <text:p text:style-name="P6">6.432</text:p>
          </table:table-cell>
          <table:table-cell table:style-name="Table6.C2" office:value-type="string">
            <text:p text:style-name="P6">171.865,27</text:p>
          </table:table-cell>
        </table:table-row>
      </table:table>
      <text:p text:style-name="Tabela">Tabela <text:sequence text:ref-name="refTabela8" text:name="Tabela" text:formula="ooow:Tabela+1" style:num-format="1">8</text:sequence>: Simulação TOTSV</text:p>
      <text:p text:style-name="Standard"/>
      <text:p text:style-name="P15"><text:span text:style-name="T2"><text:tab/>Olhando para esses investimentos, fica claro que apenas o último foi vantajoso. As taxas internas de retornos para cada um foram respectivamente: 0,21% a.m, para SAP SE, -0,5% a.m. para Intel, e 2,2% a.m. para a TOTSV.</text:span></text:p>
      <text:h text:style-name="P5" text:outline-level="1" text:is-list-header="true"><text:span text:style-name="T10">C</text:span><text:span text:style-name="T7">onclusão:</text:span></text:h>
      <text:p text:style-name="P17"><text:tab/><text:span text:style-name="T16">A criação de um fundo de pensão é um processo que depende de investimentos relativamente mais conservadores. Para se juntar dinheiro o suficiente, é de extrema importância que se invista em empresas que tenham um plano de ação claro, e que sejam transparentes com seus investidores. Mesmo com essas considerações, ainda é possível se investir em uma empresa em um momento ruim e acabar perdendo dinheiro, como foi o caso da Intel no período estudado. Dessa forma, é ressaltada a importância de se diversificar os investimentos em setores diferentes, em vez de se colocar todo o dinheiro no setor tecnológica como foi feito nesta análise. Por outro lado, ter investido apenas na AMD e IBM durante um período maior de tempo, foi extremamente vantajoso, e foi possível construir um fundo muito bom para uma possível aposentadoria. Dessa forma, é sempre necessário avaliar os riscos antes de decidir qual o melhor caminho para se formar um fundo desse tipo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 semibold" svg:font-family="'Liberation Serif semibold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ela" style:family="paragraph" style:parent-style-name="Caption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09:09:11.191135152</meta:creation-date>
    <dc:date>2023-02-11T12:35:23.968411928</dc:date>
    <meta:editing-duration>PT3H26M2S</meta:editing-duration>
    <meta:editing-cycles>21</meta:editing-cycles>
    <meta:generator>LibreOffice/7.4.5.1$Linux_X86_64 LibreOffice_project/40$Build-1</meta:generator>
    <meta:document-statistic meta:table-count="6" meta:image-count="0" meta:object-count="3" meta:page-count="6" meta:paragraph-count="188" meta:word-count="1122" meta:character-count="6542" meta:non-whitespace-character-count="5595"/>
  </office:meta>
</office:document-meta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